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4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5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2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9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0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20%" fo:text-align="start" style:writing-mode="lr-tb"/>
    </style:style>
    <style:style style:name="P32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3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4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6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8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1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2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 xml:id="id1" draw:id="id1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</text:span><text:span text:style-name="T1">positi</text:span><text:span text:style-name="T1">on </text:span><text:span text:style-name="T1">and </text:span><text:span text:style-name="T1">initial</text:span><text:span text:style-name="T1">izatio</text:span><text:span text:style-name="T1">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</text:span><text:span text:style-name="T2">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o</text:span><text:span text:style-name="T2">n 2: </text:span><text:span text:style-name="T2">Dr. </text:span><text:span text:style-name="T2">Miri </text:span><text:span text:style-name="T2">Ben-</text:span><text:span text:style-name="T2">Nissa</text:span><text:span text:style-name="T2">n</text:span></text:p>
              </text:list-item>
              <text:list-item>
                <text:p text:style-name="P3"><text:span text:style-name="T2">Versio</text:span><text:span text:style-name="T2">n 3: </text:span><text:span text:style-name="T2">Dr. </text:span><text:span text:style-name="T2">Erel </text:span><text:span text:style-name="T2">Segal-</text:span><text:span text:style-name="T2">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m</text:span><text:span text:style-name="T3">p</text:span><text:span text:style-name="T3">o</text:span><text:span text:style-name="T3">si</text:span><text:span text:style-name="T3">ti</text:span><text:span text:style-name="T3">o</text:span><text:span text:style-name="T3">n</text:span><text:span text:style-name="T4"> </text:span><text:span text:style-name="T4">(fol</text:span><text:span text:style-name="T4">der </text:span><text:span text:style-name="T4">7)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</text:span><text:span text:style-name="T6">Line </text:span><text:span text:style-name="T6">{</text:span></text:p>
            <text:p><text:span text:style-name="T6"><text:tab/></text:span><text:span text:style-name="T6">Point </text:span><text:span text:style-name="T6">p1, </text:span><text:span text:style-name="T6">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2">
              <table:table-cell table:style-name="ce2">
                <text:p text:style-name="P9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9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 xml:id="id3" draw:id="id3">
        <office:forms form:automatic-focus="false" form:apply-design-mode="false"/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9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9"><text:span text:style-name="T13">Heap:</text:span></text:p>
              </table:table-cell>
              <table:table-cell/>
              <table:table-cell>
                <text:p text:style-name="P9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4" draw:layer="layout" svg:width="23.876cm" svg:height="1.27cm" svg:x="0.846cm" svg:y="17.018cm" presentation:class="outline" presentation:user-transformed="true">
          <draw:text-box>
            <text:p text:style-name="P13"><text:span text:style-name="T14">int </text:span><text:span text:style-name="T15">main () { <text:s/>Line line; <text:s/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9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15"><text:span text:style-name="T18">Note: </text:span><text:span text:style-name="T18">private </text:span><text:span text:style-name="T18">membe</text:span><text:span text:style-name="T18">rs are </text:span><text:span text:style-name="T18">part of </text:span><text:span text:style-name="T18">the </text:span><text:span text:style-name="T18">interfac</text:span><text:span text:style-name="T18">e file </text:span><text:span text:style-name="T18">(becaus</text:span><text:span text:style-name="T18">e they </text:span><text:span text:style-name="T18">appear </text:span><text:span text:style-name="T18">at the h </text:span><text:span text:style-name="T18">file, not </text:span><text:span text:style-name="T18">on </text:span><text:span text:style-name="T18">purpos</text:span><text:span text:style-name="T18">e) </text:span></text:p>
            </draw:text-box>
          </draw:frame>
          <draw:frame draw:name="מציין מיקום של מספר שקופית 3" presentation:style-name="pr9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4" draw:style-name="dp3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</text:span><text:span text:style-name="T3">tructi</text:span><text:span text:style-name="T3">o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1" draw:layer="layout" svg:width="17.94cm" svg:height="9.907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0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0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7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5" draw:layer="layout" svg:width="13.969cm" svg:height="3.809cm" svg:x="11.43cm" svg:y="14.817cm">
          <text:p text:style-name="P24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</text:span><text:span text:style-name="T3">tructi</text:span><text:span text:style-name="T3">on </text:span><text:span text:style-name="T3">ord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1" draw:layer="layout" svg:width="17.94cm" svg:height="9.907cm" svg:x="10.634cm" svg:y="1.905cm">
          <text:p text:style-name="P20"><text:span text:style-name="T23">class</text:span><text:span text:style-name="T24"> </text:span><text:span text:style-name="T24">B { </text:span><text:span text:style-name="T24"><text:line-break/></text:span><text:span text:style-name="T24">   A </text:span><text:span text:style-name="T24">_a1,_a</text:span><text:span text:style-name="T24">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</text:span><text:span text:style-name="T24">{ </text:span><text:span text:style-name="T24"><text:line-break/></text:span><text:span text:style-name="T24">    <text:s/></text:span><text:span text:style-name="T24">std::c</text:span><text:span text:style-name="T24">out &lt;&lt;</text:span></text:p>
          <text:p text:style-name="P20"><text:span text:style-name="T24"><text:s text:c="5"/></text:span><text:span text:style-name="T25">"B – </text:span><text:span text:style-name="T25">parame</text:span><text:span text:style-name="T25">terles</text:span><text:span text:style-name="T25">s " </text:span><text:span text:style-name="T24">&lt;&lt;</text:span><text:span text:style-name="T25"> </text:span></text:p>
          <text:p text:style-name="P20"><text:span text:style-name="T25"><text:s text:c="5"/></text:span><text:span text:style-name="T25">"ctor\</text:span><text:span text:style-name="T25">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0" draw:text-style-name="P23" draw:layer="layout" svg:width="7.407cm" svg:height="3.386cm" svg:x="0.847cm" svg:y="2.117cm">
          <text:p text:style-name="P20"><text:span text:style-name="T23">int</text:span><text:span text:style-name="T24"> </text:span><text:span text:style-name="T24">main() </text:span><text:span text:style-name="T24">{ </text:span><text:span text:style-name="T24"><text:line-break/></text:span><text:span text:style-name="T24">   B </text:span><text:span text:style-name="T24">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13.969cm" svg:height="3.809cm" svg:x="11.43cm" svg:y="14.817cm">
          <text:p text:style-name="P26"><text:span text:style-name="T27">// Answer: </text:span><text:span text:style-name="T27">small to large</text:span></text:p>
          <text:p text:style-name="P26"><text:span text:style-name="T26">A – </text:span><text:span text:style-name="T26">parameterless </text:span><text:span text:style-name="T26">ctor</text:span></text:p>
          <text:p text:style-name="P26"><text:span text:style-name="T26">A – </text:span><text:span text:style-name="T26">parameterless </text:span><text:span text:style-name="T26">ctor</text:span></text:p>
          <text:p text:style-name="P26"><text:span text:style-name="T26">B - </text:span><text:span text:style-name="T26">parameterless </text:span><text:span text:style-name="T26">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</text:span><text:span text:style-name="T3">ructi</text:span><text:span text:style-name="T3">o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1" draw:layer="layout" svg:width="13.496cm" svg:height="8.891cm" svg:x="10.634cm" svg:y="1.905cm">
          <text:p text:style-name="P20"><text:span text:style-name="T23">cl</text:span><text:span text:style-name="T23">as</text:span><text:span text:style-name="T23">s</text:span><text:span text:style-name="T24"> </text:span><text:span text:style-name="T24">B </text:span><text:span text:style-name="T24">{ </text:span><text:span text:style-name="T24"><text:line-break/></text:span><text:span text:style-name="T24">  </text:span><text:span text:style-name="T24"> A </text:span><text:span text:style-name="T24">_a</text:span><text:span text:style-name="T24">1,</text:span><text:span text:style-name="T24">_a</text:span><text:span text:style-name="T24">2; </text:span><text:span text:style-name="T24"><text:line-break/></text:span><text:span text:style-name="T23">pu</text:span><text:span text:style-name="T23">bl</text:span><text:span text:style-name="T23">ic</text:span><text:span text:style-name="T24">: </text:span><text:span text:style-name="T24"><text:line-break/></text:span><text:span text:style-name="T24">  </text:span><text:span text:style-name="T24"> ~</text:span><text:span text:style-name="T24">B(</text:span><text:span text:style-name="T24">) </text:span><text:span text:style-name="T24">{ </text:span><text:span text:style-name="T24"><text:line-break/></text:span><text:span text:style-name="T24">  </text:span><text:span text:style-name="T24">  <text:s/></text:span><text:span text:style-name="T24">st</text:span><text:span text:style-name="T24">d:</text:span><text:span text:style-name="T24">:c</text:span><text:span text:style-name="T24">ou</text:span><text:span text:style-name="T24">t </text:span><text:span text:style-name="T24">&lt;&lt;</text:span></text:p>
          <text:p text:style-name="P20"><text:span text:style-name="T24"><text:s text:c="3"/></text:span><text:span text:style-name="T24"><text:s text:c="2"/></text:span><text:span text:style-name="T25">"B </text:span><text:span text:style-name="T25">– </text:span><text:span text:style-name="T25">dt</text:span><text:span text:style-name="T25">or</text:span><text:span text:style-name="T25">\n</text:span><text:span text:style-name="T25">"</text:span><text:span text:style-name="T24">; </text:span><text:span text:style-name="T24"><text:line-break/></text:span><text:span text:style-name="T24"> <text:s text:c="2"/></text:span><text:span text:style-name="T24"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3" draw:text-style-name="P23" draw:layer="layout" svg:width="7.407cm" svg:height="3.386cm" svg:x="0.847cm" svg:y="2.117cm">
          <text:p text:style-name="P20"><text:span text:style-name="T23">int</text:span><text:span text:style-name="T24"> </text:span><text:span text:style-name="T24">main() </text:span><text:span text:style-name="T24">{ </text:span><text:span text:style-name="T24"><text:line-break/></text:span><text:span text:style-name="T24">   B </text:span><text:span text:style-name="T24">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5" draw:layer="layout" svg:width="13.969cm" svg:height="3.809cm" svg:x="11.43cm" svg:y="14.817cm">
          <text:p text:style-name="P24"><text:span text:style-name="T27">Questi</text:span><text:span text:style-name="T27">on: </text:span><text:span text:style-name="T27">In </text:span><text:span text:style-name="T27">what </text:span><text:span text:style-name="T27">order </text:span><text:span text:style-name="T27">are </text:span><text:span text:style-name="T27">the </text:span><text:span text:style-name="T27">destr</text:span><text:span text:style-name="T27">uctor</text:span><text:span text:style-name="T27">s </text:span><text:span text:style-name="T27">calle</text:span><text:span text:style-name="T27">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</text:span><text:span text:style-name="T3">ructi</text:span><text:span text:style-name="T3">on </text:span><text:span text:style-name="T3">ord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1" draw:layer="layout" svg:width="13.496cm" svg:height="8.891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</text:span><text:span text:style-name="T24">&lt;&lt;</text:span></text:p>
          <text:p text:style-name="P20"><text:span text:style-name="T24"><text:s text:c="5"/></text:span><text:span text:style-name="T25">"B – </text:span><text:span text:style-name="T25">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6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5" draw:layer="layout" svg:width="13.969cm" svg:height="3.809cm" svg:x="11.43cm" svg:y="14.817cm">
          <text:p text:style-name="P26"><text:span text:style-name="T27">/</text:span><text:span text:style-name="T27">/</text:span><text:span text:style-name="T27"> </text:span><text:span text:style-name="T27">A</text:span><text:span text:style-name="T27">n</text:span><text:span text:style-name="T27">s</text:span><text:span text:style-name="T27">w</text:span><text:span text:style-name="T27">e</text:span><text:span text:style-name="T27">r</text:span><text:span text:style-name="T27">:</text:span><text:span text:style-name="T27"> </text:span><text:span text:style-name="T27">l</text:span><text:span text:style-name="T27">a</text:span><text:span text:style-name="T27">r</text:span><text:span text:style-name="T27">g</text:span><text:span text:style-name="T27">e</text:span><text:span text:style-name="T27"> </text:span><text:span text:style-name="T27">t</text:span><text:span text:style-name="T27">o</text:span><text:span text:style-name="T27"> </text:span><text:span text:style-name="T27">s</text:span><text:span text:style-name="T27">m</text:span><text:span text:style-name="T27">a</text:span><text:span text:style-name="T27">l</text:span><text:span text:style-name="T27">l</text:span></text:p>
          <text:p text:style-name="P26"><text:span text:style-name="T26">B </text:span><text:span text:style-name="T26">-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>A </text:span><text:span text:style-name="T26">–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>A </text:span><text:span text:style-name="T26">–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8" draw:id="id8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</text:span><text:span text:style-name="T3">para</text:span><text:span text:style-name="T3">mate</text:span><text:span text:style-name="T3">rless </text:span><text:span text:style-name="T3">ctor </text:span><text:span text:style-name="T3">(aka </text:span><text:span text:style-name="T28">defa</text:span><text:span text:style-name="T28">ult </text:span><text:span text:style-name="T28">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24.764cm" svg:height="13.546cm" svg:x="0.847cm" svg:y="6.138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18"><text:span text:style-name="T15"><text:s text:c="3"/></text:span><text:span text:style-name="T29">"A ctor with one </text:span></text:p>
            <text:p text:style-name="P18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18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2" draw:layer="layout" svg:x1="10.371cm" svg:y1="2.328cm" svg:x2="10.372cm" svg:y2="16.298cm">
          <text:p/>
        </draw:line>
        <draw:custom-shape draw:name="Rectangle 7" draw:style-name="gr18" draw:text-style-name="P29" draw:layer="layout" svg:width="18.474cm" svg:height="2.539cm" svg:x="6.138cm" svg:y="15.24cm">
          <text:p text:style-name="P26"><text:span text:style-name="T30">// compilation error</text:span></text:p>
          <text:p text:style-name="P26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2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0" draw:layer="layout" svg:width="7.407cm" svg:height="3.386cm" svg:x="0.847cm" svg:y="2.117cm">
          <text:p text:style-name="P20"><text:span text:style-name="T31">int</text:span><text:span text:style-name="T32"> main() { </text:span><text:span text:style-name="T32"><text:line-break/></text:span><text:span text:style-name="T32">   B b;</text:span></text:p>
          <text:p text:style-name="P20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2" draw:layer="layout" svg:width="17.94cm" svg:height="9.907cm" svg:x="10.634cm" svg:y="1.905cm">
          <text:p text:style-name="P20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0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0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</text:span><text:span text:style-name="T3">initial</text:span><text:span text:style-name="T3">izatio</text:span><text:span text:style-name="T3">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2" draw:layer="layout" svg:width="12.699cm" svg:height="13.969cm" svg:x="12.7cm" svg:y="2.963cm">
          <text:p text:style-name="P31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1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1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22" draw:text-style-name="P32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3" draw:layer="layout" svg:width="6.349cm" svg:height="3.174cm" svg:x="16.51cm" svg:y="15.134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A (3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3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</text:span><text:span text:style-name="T3">izatio</text:span><text:span text:style-name="T3">n </text:span><text:span text:style-name="T3">using </text:span><text:span text:style-name="T3">point</text:span><text:span text:style-name="T3">ers </text:span><text:span text:style-name="T3">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7.626cm" svg:x="12.171cm" svg:y="2.54cm">
          <text:p text:style-name="P31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1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1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5" draw:text-style-name="P34" draw:layer="layout" svg:width="7.619cm" svg:height="4.021cm" svg:x="1.058cm" svg:y="2.328cm">
          <text:p text:style-name="P31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1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5" draw:layer="layout" svg:width="11.641cm" svg:height="2.319cm" svg:x="13.547cm" svg:y="16.223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8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3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</text:span><text:span text:style-name="T3">izatio</text:span><text:span text:style-name="T3">n </text:span><text:span text:style-name="T3">using </text:span><text:span text:style-name="T3">point</text:span><text:span text:style-name="T3">ers </text:span><text:span text:style-name="T3">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8.845cm" svg:x="12.171cm" svg:y="2.54cm">
          <text:p text:style-name="P31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1"><text:span text:style-name="T32"><text:line-break/></text:span><text:span text:style-name="T32">B::B(</text:span><text:span text:style-name="T31">int</text:span><text:span text:style-name="T32"> i) </text:span></text:p>
          <text:p text:style-name="P31"><text:span text:style-name="T32"><text:s text:c="3"/></text:span><text:span text:style-name="T32">: _ap (</text:span><text:span text:style-name="T31">new</text:span><text:span text:style-name="T32"> A(i)) <text:s/></text:span></text:p>
          <text:p text:style-name="P31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1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8" draw:text-style-name="P36" draw:layer="layout" svg:width="7.619cm" svg:height="4.021cm" svg:x="1.058cm" svg:y="2.328cm">
          <text:p text:style-name="P31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1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38" draw:layer="layout" svg:width="11.641cm" svg:height="2.319cm" svg:x="13.547cm" svg:y="16.51cm">
          <text:p text:style-name="P37"><text:span text:style-name="T36">// </text:span><text:span text:style-name="T36">output</text:span></text:p>
          <text:p text:style-name="P37"><text:span text:style-name="T37">A (2)</text:span></text:p>
          <text:p text:style-name="P37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8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</text:span><text:span text:style-name="T3">initial</text:span><text:span text:style-name="T3">izatio</text:span><text:span text:style-name="T3">n list</text:span></text:p>
          </draw:text-box>
        </draw:frame>
        <draw:frame draw:name="מציין מיקום של מספר שקופית 4" presentation:style-name="pr11" draw:text-style-name="P39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40" draw:layer="layout" svg:width="12.699cm" svg:height="13.969cm" svg:x="12.7cm" svg:y="2.963cm">
          <text:p text:style-name="P31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1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1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31" draw:text-style-name="P41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2" draw:layer="layout" svg:width="6.349cm" svg:height="3.174cm" svg:x="16.51cm" svg:y="15.134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A (3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13" draw:id="id1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</text:span><text:span text:style-name="T3">initial</text:span><text:span text:style-name="T3">izatio</text:span><text:span text:style-name="T3">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4"><text:span text:style-name="T38">Initialization of object members.</text:span></text:p>
              </text:list-item>
              <text:list-item>
                <text:p text:style-name="P44"><text:span text:style-name="T38">Initialization of constants and reference variables.</text:span></text:p>
              </text:list-item>
              <text:list-item>
                <text:p text:style-name="P44"><text:span text:style-name="T38">Initialization of parent class.</text:span></text:p>
              </text:list-item>
              <text:list-item>
                <text:p text:style-name="P44"><text:span text:style-name="T38">It is faster and safer to use the initialization list than </text:span><text:span text:style-name="T38">initialization in the constructor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6">16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</text:span><text:span text:style-name="MT5">ת של </text:span><text:span text:style-name="MT5">תבני</text:span><text:span text:style-name="MT5">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6">16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99</meta:editing-cycles>
    <meta:print-date>1999-11-04T13:06:28</meta:print-date>
    <meta:creation-date>1999-10-10T10:49:40</meta:creation-date>
    <dc:date>2018-03-16T12:27:52.547366474</dc:date>
    <meta:editing-duration>P26DT18H9M52S</meta:editing-duration>
    <meta:generator>LibreOffice/5.1.6.2$Linux_X86_64 LibreOffice_project/10m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